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db.onlinewebfonts.com/c/d6334bc8ac954270190af4dc9f1c4314?family=Gord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2T13:39:49.563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77" meta:non-whitespace-character-count="77"/>
    <meta:generator>LibreOffice/7.4.2.3$Windows_X86_64 LibreOffice_project/382eef1f22670f7f4118c8c2dd222ec7ad009daf</meta:generator>
  </office:meta>
</office:document-meta>
</file>